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s Informáticos de Soporte a la Colaboración y la Decisión</text:p>
      <text:p text:style-name="Standard">aelopezv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las </meta:initial-creator>
    <meta:creation-date>2021-01-28T09:15:47.24</meta:creation-date>
    <dc:date>2021-05-13T02:03:39.67</dc:date>
    <dc:creator>pp pp</dc:creator>
    <meta:editing-duration>PT2M50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2" meta:word-count="11" meta:character-count="72"/>
  </office:meta>
</office:document-meta>
</file>